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hyphenation-ladder-count="no-limit" fo:text-indent="0.4925in" style:auto-text-indent="false"/>
      <style:text-properties officeooo:paragraph-rsid="001157d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in" fo:margin-right="0in" fo:hyphenation-ladder-count="no-limit" fo:text-indent="0in" style:auto-text-indent="false"/>
      <style:text-properties officeooo:paragraph-rsid="001157d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4929in" fo:margin-right="0in" fo:hyphenation-ladder-count="no-limit" fo:text-indent="-0.0008in" style:auto-text-indent="false"/>
      <style:text-properties officeooo:paragraph-rsid="001157d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in" fo:margin-right="0in" fo:hyphenation-ladder-count="no-limit" fo:text-indent="0.4925in" style:auto-text-indent="false"/>
      <style:text-properties style:font-name="Times New Roman CYR" fo:font-size="12pt" fo:font-weight="normal" officeooo:paragraph-rsid="000efca6" style:font-size-asian="12pt" style:font-weight-asian="normal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4862in" fo:margin-right="0in" fo:line-height="158%" fo:hyphenation-ladder-count="no-limit" fo:text-indent="0in" style:auto-text-indent="false">
        <style:tab-stops>
          <style:tab-stop style:position="0.4925in"/>
          <style:tab-stop style:position="0.7874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in" fo:margin-right="0in" fo:line-height="158%" fo:hyphenation-ladder-count="no-limit" fo:text-indent="0.4925in" style:auto-text-indent="false">
        <style:tab-stops>
          <style:tab-stop style:position="0.4925in"/>
          <style:tab-stop style:position="0.7874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4862in" fo:margin-right="0in" fo:line-height="158%" fo:text-indent="0in" style:auto-text-indent="false">
        <style:tab-stops>
          <style:tab-stop style:position="0.4925in"/>
          <style:tab-stop style:position="0.7874in"/>
        </style:tab-stops>
      </style:paragraph-properties>
      <style:text-properties fo:font-weight="normal" officeooo:paragraph-rsid="00109fc8" style:font-weight-asian="normal" style:font-weight-complex="normal"/>
    </style:style>
    <style:style style:name="P8" style:family="paragraph" style:parent-style-name="Standard">
      <style:paragraph-properties fo:margin-left="0.4925in" fo:margin-right="0in" fo:line-height="158%" fo:hyphenation-ladder-count="no-limit" fo:text-indent="0in" style:auto-text-indent="false">
        <style:tab-stops>
          <style:tab-stop style:position="0.0984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.4917in" fo:margin-right="0in" fo:line-height="158%" fo:text-indent="0in" style:auto-text-indent="false">
        <style:tab-stops>
          <style:tab-stop style:position="0.0984in"/>
          <style:tab-stop style:position="0.1972in"/>
          <style:tab-stop style:position="1.5in"/>
        </style:tab-stops>
      </style:paragraph-properties>
      <style:text-properties fo:font-weight="normal" officeooo:paragraph-rsid="00109fc8" style:font-weight-asian="normal" style:font-weight-complex="normal"/>
    </style:style>
    <style:style style:name="P10" style:family="paragraph" style:parent-style-name="Standard">
      <style:paragraph-properties fo:margin-left="0in" fo:margin-right="0in" fo:line-height="158%" fo:hyphenation-ladder-count="no-limit" fo:text-indent="0.4925in" style:auto-text-indent="false">
        <style:tab-stops>
          <style:tab-stop style:position="0.5909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in" fo:margin-right="0in" fo:line-height="158%" fo:hyphenation-ladder-count="no-limit" fo:text-indent="0in" style:auto-text-indent="false">
        <style:tab-stops>
          <style:tab-stop style:position="0.5909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.4929in" fo:margin-right="0in" fo:line-height="158%" fo:hyphenation-ladder-count="no-limit" fo:text-indent="-0.0008in" style:auto-text-indent="false">
        <style:tab-stops>
          <style:tab-stop style:position="0.5909in"/>
        </style:tab-stops>
      </style:paragraph-properties>
      <style:text-properties fo:font-weight="normal" officeooo:paragraph-rsid="001157dd" style:font-weight-asian="normal" style:font-weight-complex="normal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in" fo:margin-right="0in" fo:line-height="158%" fo:text-indent="0in" style:auto-text-indent="false"/>
      <style:text-properties fo:font-weight="normal" officeooo:paragraph-rsid="00109fc8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75in"/>
          <style:tab-stop style:position="0.7874in"/>
          <style:tab-stop style:position="1in"/>
        </style:tab-stops>
      </style:paragraph-properties>
      <style:text-properties fo:font-weight="normal" officeooo:paragraph-rsid="00109fc8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.75in"/>
          <style:tab-stop style:position="0.7874in"/>
        </style:tab-stops>
      </style:paragraph-properties>
      <style:text-properties fo:font-weight="normal" officeooo:paragraph-rsid="00109fc8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0.75in"/>
          <style:tab-stop style:position="0.7874in"/>
        </style:tab-stops>
      </style:paragraph-properties>
      <style:text-properties fo:font-weight="normal" officeooo:paragraph-rsid="00109fc8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0.6898in"/>
          <style:tab-stop style:position="0.75in"/>
          <style:tab-stop style:position="0.7874in"/>
        </style:tab-stops>
      </style:paragraph-properties>
      <style:text-properties fo:font-weight="normal" officeooo:paragraph-rsid="00109fc8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0.3937in"/>
          <style:tab-stop style:position="0.4925in"/>
        </style:tab-stops>
      </style:paragraph-properties>
      <style:text-properties fo:font-weight="normal" officeooo:paragraph-rsid="00109fc8" style:font-weight-asian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  <style:tab-stop style:position="0.4925in"/>
        </style:tab-stops>
      </style:paragraph-properties>
      <style:text-properties fo:font-weight="normal" officeooo:paragraph-rsid="00109fc8" style:font-weight-asian="normal" style:font-weight-complex="normal"/>
    </style:style>
    <style:style style:name="P20" style:family="paragraph" style:parent-style-name="Standard">
      <style:paragraph-properties>
        <style:tab-stops>
          <style:tab-stop style:position="0.3937in"/>
          <style:tab-stop style:position="0.4925in"/>
          <style:tab-stop style:position="1in"/>
        </style:tab-stops>
      </style:paragraph-properties>
      <style:text-properties fo:font-weight="normal" officeooo:paragraph-rsid="00109fc8" style:font-weight-asian="normal" style:font-weight-complex="normal"/>
    </style:style>
    <style:style style:name="P21" style:family="paragraph" style:parent-style-name="Standard">
      <style:paragraph-properties fo:margin-left="0in" fo:margin-right="0in" fo:hyphenation-ladder-count="no-limit" fo:text-indent="0.4925in" style:auto-text-indent="false">
        <style:tab-stops>
          <style:tab-stop style:position="0.4925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4862in" fo:margin-right="0in" fo:text-indent="0in" style:auto-text-indent="false">
        <style:tab-stops>
          <style:tab-stop style:position="0.4925in"/>
        </style:tab-stops>
      </style:paragraph-properties>
      <style:text-properties fo:font-weight="normal" officeooo:paragraph-rsid="00109fc8" style:font-weight-asian="normal" style:font-weight-complex="normal"/>
    </style:style>
    <style:style style:name="P23" style:family="paragraph" style:parent-style-name="Standard">
      <style:paragraph-properties>
        <style:tab-stops>
          <style:tab-stop style:position="0.4925in"/>
        </style:tab-stops>
      </style:paragraph-properties>
      <style:text-properties fo:font-weight="normal" officeooo:paragraph-rsid="00109fc8" style:font-weight-asian="normal" style:font-weight-complex="normal"/>
    </style:style>
    <style:style style:name="P24" style:family="paragraph" style:parent-style-name="Standard">
      <style:paragraph-properties fo:margin-left="0in" fo:margin-right="0in" fo:text-indent="0.4925in" style:auto-text-indent="false">
        <style:tab-stops>
          <style:tab-stop style:position="0.4925in"/>
        </style:tab-stops>
      </style:paragraph-properties>
      <style:text-properties fo:font-weight="normal" officeooo:paragraph-rsid="00109fc8" style:font-weight-asian="normal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4925in"/>
        </style:tab-stops>
      </style:paragraph-properties>
      <style:text-properties fo:font-weight="normal" officeooo:paragraph-rsid="00109fc8" style:font-weight-asian="normal" style:font-weight-complex="normal"/>
    </style:style>
    <style:style style:name="P26" style:family="paragraph" style:parent-style-name="Standard">
      <style:paragraph-properties>
        <style:tab-stops>
          <style:tab-stop style:position="0.4925in"/>
          <style:tab-stop style:position="0.7874in"/>
          <style:tab-stop style:position="1.5in"/>
        </style:tab-stops>
      </style:paragraph-properties>
      <style:text-properties fo:font-weight="normal" officeooo:paragraph-rsid="00109fc8" style:font-weight-asian="normal" style:font-weight-complex="normal"/>
    </style:style>
    <style:style style:name="P27" style:family="paragraph" style:parent-style-name="Standard">
      <style:paragraph-properties fo:hyphenation-ladder-count="no-limit"/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in" fo:margin-right="0in" fo:hyphenation-ladder-count="no-limit" fo:text-indent="0.4925in" style:auto-text-indent="false"/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.4925in" fo:margin-right="0in" fo:hyphenation-ladder-count="no-limit" fo:text-indent="0in" style:auto-text-indent="false"/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.4929in" fo:margin-right="0in" fo:hyphenation-ladder-count="no-limit" fo:text-indent="-0.0008in" style:auto-text-indent="false"/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paragraph-properties>
        <style:tab-stops>
          <style:tab-stop style:position="0.3937in"/>
        </style:tab-stops>
      </style:paragraph-properties>
      <style:text-properties fo:font-weight="normal" officeooo:paragraph-rsid="00109fc8" style:font-weight-asian="normal" style:font-weight-complex="normal"/>
    </style:style>
    <style:style style:name="P32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  <style:text-properties fo:font-weight="normal" officeooo:paragraph-rsid="00109fc8" style:font-weight-asian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font-weight="normal" officeooo:paragraph-rsid="00109fc8" style:font-weight-asian="normal" style:font-weight-complex="normal"/>
    </style:style>
    <style:style style:name="P34" style:family="paragraph" style:parent-style-name="Standard">
      <style:paragraph-properties fo:margin-left="0in" fo:margin-right="0in" fo:hyphenation-ladder-count="no-limit" fo:text-indent="0.4925in" style:auto-text-indent="false">
        <style:tab-stops>
          <style:tab-stop style:position="0.5909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paragraph-properties>
        <style:tab-stops>
          <style:tab-stop style:position="0.5909in"/>
        </style:tab-stops>
      </style:paragraph-properties>
      <style:text-properties fo:font-weight="normal" officeooo:paragraph-rsid="00109fc8" style:font-weight-asian="normal" style:font-weight-complex="normal"/>
    </style:style>
    <style:style style:name="P36" style:family="paragraph" style:parent-style-name="Standard">
      <style:paragraph-properties fo:margin-left="0in" fo:margin-right="0in" fo:text-indent="0.4925in" style:auto-text-indent="false">
        <style:tab-stops>
          <style:tab-stop style:position="0.5909in"/>
        </style:tab-stops>
      </style:paragraph-properties>
      <style:text-properties fo:font-weight="normal" officeooo:paragraph-rsid="00109fc8" style:font-weight-asian="normal" style:font-weight-complex="normal"/>
    </style:style>
    <style:style style:name="P37" style:family="paragraph" style:parent-style-name="Standard">
      <style:paragraph-properties fo:margin-left="0in" fo:margin-right="0in" fo:text-indent="0.4925in" style:auto-text-indent="false">
        <style:tab-stops>
          <style:tab-stop style:position="0.35in"/>
        </style:tab-stops>
      </style:paragraph-properties>
      <style:text-properties fo:font-weight="normal" officeooo:paragraph-rsid="00109fc8" style:font-weight-asian="normal" style:font-weight-complex="normal"/>
    </style:style>
    <style:style style:name="P38" style:family="paragraph" style:parent-style-name="Standard">
      <style:paragraph-properties fo:margin-left="0in" fo:margin-right="0in" fo:text-indent="0.4925in" style:auto-text-indent="false">
        <style:tab-stops>
          <style:tab-stop style:position="0.0984in"/>
        </style:tab-stops>
      </style:paragraph-properties>
      <style:text-properties fo:font-weight="normal" officeooo:paragraph-rsid="00109fc8" style:font-weight-asian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>
        <style:tab-stops>
          <style:tab-stop style:position="0.0984in"/>
        </style:tab-stops>
      </style:paragraph-properties>
      <style:text-properties fo:font-weight="normal" officeooo:paragraph-rsid="00109fc8" style:font-weight-asian="normal" style:font-weight-complex="normal"/>
    </style:style>
    <style:style style:name="P40" style:family="paragraph" style:parent-style-name="Standard">
      <style:paragraph-properties fo:margin-left="0.4917in" fo:margin-right="0in" fo:text-indent="0in" style:auto-text-indent="false">
        <style:tab-stops>
          <style:tab-stop style:position="0.0984in"/>
          <style:tab-stop style:position="0.1972in"/>
          <style:tab-stop style:position="1.5in"/>
        </style:tab-stops>
      </style:paragraph-properties>
      <style:text-properties fo:font-weight="normal" officeooo:paragraph-rsid="00109fc8" style:font-weight-asian="normal" style:font-weight-complex="normal"/>
    </style:style>
    <style:style style:name="P41" style:family="paragraph" style:parent-style-name="Standard">
      <style:paragraph-properties fo:margin-left="1in" fo:margin-right="0in" fo:hyphenation-ladder-count="no-limit" fo:text-indent="-0.5075in" style:auto-text-indent="false">
        <style:tab-stops>
          <style:tab-stop style:position="1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hyphenation-ladder-count="no-limit">
        <style:tab-stops>
          <style:tab-stop style:position="0.4929in"/>
        </style:tab-stops>
      </style:paragraph-properties>
      <style:text-properties fo:font-weight="normal" officeooo:paragraph-rsid="00109fc8" style:font-weight-asian="normal" style:font-weight-complex="normal" fo:hyphenate="false" fo:hyphenation-remain-char-count="2" fo:hyphenation-push-char-count="2" loext:hyphenation-no-caps="false"/>
    </style:style>
    <style:style style:name="P43" style:family="paragraph" style:parent-style-name="Standard">
      <style:paragraph-properties>
        <style:tab-stops>
          <style:tab-stop style:position="0.7874in"/>
          <style:tab-stop style:position="0.8862in"/>
          <style:tab-stop style:position="1.0909in"/>
        </style:tab-stops>
      </style:paragraph-properties>
      <style:text-properties fo:font-weight="normal" officeooo:paragraph-rsid="00109fc8" style:font-weight-asian="normal" style:font-weight-complex="normal"/>
    </style:style>
    <style:style style:name="P44" style:family="paragraph" style:parent-style-name="Standard">
      <style:paragraph-properties fo:margin-left="0.4917in" fo:margin-right="0in" fo:text-indent="0in" style:auto-text-indent="false">
        <style:tab-stops>
          <style:tab-stop style:position="0.0984in"/>
          <style:tab-stop style:position="0.1972in"/>
          <style:tab-stop style:position="0.3in"/>
          <style:tab-stop style:position="1.2945in"/>
          <style:tab-stop style:position="5.7193in"/>
          <style:tab-stop style:position="5.8181in"/>
          <style:tab-stop style:position="5.9165in"/>
        </style:tab-stops>
      </style:paragraph-properties>
      <style:text-properties fo:font-weight="normal" officeooo:paragraph-rsid="00109fc8" style:font-weight-asian="normal" style:font-weight-complex="normal"/>
    </style:style>
    <style:style style:name="P45" style:family="paragraph" style:parent-style-name="Standard">
      <style:paragraph-properties>
        <style:tab-stops>
          <style:tab-stop style:position="0.0984in"/>
          <style:tab-stop style:position="0.1972in"/>
          <style:tab-stop style:position="0.3in"/>
          <style:tab-stop style:position="1in"/>
          <style:tab-stop style:position="5.7193in"/>
          <style:tab-stop style:position="5.8181in"/>
          <style:tab-stop style:position="5.9165in"/>
        </style:tab-stops>
      </style:paragraph-properties>
      <style:text-properties fo:font-weight="normal" officeooo:paragraph-rsid="00109fc8" style:font-weight-asian="normal" style:font-weight-complex="normal"/>
    </style:style>
    <style:style style:name="P46" style:family="paragraph" style:parent-style-name="Standard">
      <style:paragraph-properties>
        <style:tab-stops>
          <style:tab-stop style:position="0.3752in"/>
        </style:tab-stops>
      </style:paragraph-properties>
      <style:text-properties fo:font-weight="normal" officeooo:paragraph-rsid="00109fc8" style:font-weight-asian="normal" style:font-weight-complex="normal"/>
    </style:style>
    <style:style style:name="P47" style:family="paragraph" style:parent-style-name="Standard">
      <style:text-properties fo:font-weight="normal" officeooo:paragraph-rsid="00109fc8" style:font-weight-asian="normal" style:font-weight-complex="normal"/>
    </style:style>
    <style:style style:name="P48" style:family="paragraph" style:parent-style-name="Standard">
      <style:paragraph-properties fo:margin-left="0in" fo:margin-right="0in" fo:text-indent="0.4925in" style:auto-text-indent="false"/>
      <style:text-properties fo:font-weight="normal" officeooo:paragraph-rsid="00109fc8" style:font-weight-asian="normal" style:font-weight-complex="normal"/>
    </style:style>
    <style:style style:name="P49" style:family="paragraph" style:parent-style-name="Standard">
      <style:paragraph-properties fo:margin-left="0.7874in" fo:margin-right="0in" fo:text-indent="-0.2953in" style:auto-text-indent="false"/>
      <style:text-properties fo:font-weight="normal" officeooo:paragraph-rsid="00109fc8" style:font-weight-asian="normal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hyphenation-ladder-count="no-limit" fo:text-indent="0.4925in" style:auto-text-indent="false"/>
      <style:text-properties officeooo:paragraph-rsid="001157dd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0.4929in" fo:margin-right="0in" fo:text-align="center" style:justify-single-word="false" fo:hyphenation-ladder-count="no-limit" fo:text-indent="-0.0008in" style:auto-text-indent="false"/>
      <style:text-properties officeooo:paragraph-rsid="001157dd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09fc8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officeooo:rsid="00109fc8" style:font-size-asian="12pt" style:font-style-asian="italic" style:font-name-complex="Times New Roman1" style:font-size-complex="12pt"/>
    </style:style>
    <style:style style:name="T6" style:family="text">
      <style:text-properties style:font-name="Times New Roman CYR" fo:font-size="12pt" style:font-size-asian="12pt"/>
    </style:style>
    <style:style style:name="T7" style:family="text">
      <style:text-properties style:font-name="Times New Roman CYR" fo:font-size="12pt" style:font-size-asian="12pt" style:font-name-complex="Times New Roman1" style:font-size-complex="12pt"/>
    </style:style>
    <style:style style:name="T8" style:family="text">
      <style:text-properties style:font-name="Times New Roman CYR" fo:font-size="12pt" officeooo:rsid="00109fc8" style:font-size-asian="12pt" style:font-name-complex="Times New Roman1" style:font-size-complex="12pt"/>
    </style:style>
    <style:style style:name="T9" style:family="text">
      <style:text-properties style:font-name="Times New Roman CYR" fo:font-size="12pt" officeooo:rsid="001157dd" style:font-size-asian="12pt" style:font-name-complex="Times New Roman1" style:font-size-complex="12pt"/>
    </style:style>
    <style:style style:name="T10" style:family="text">
      <style:text-properties style:font-name="Times New Roman CYR" fo:font-size="12pt" officeooo:rsid="001157dd" style:font-size-asian="12pt"/>
    </style:style>
    <style:style style:name="T11" style:family="text">
      <style:text-properties style:font-name="Times New Roman CYR" fo:font-size="12pt" fo:font-style="italic" style:font-size-asian="12pt" style:font-style-asian="italic"/>
    </style:style>
    <style:style style:name="T12" style:family="text">
      <style:text-properties style:font-name="Times New Roman CYR" fo:font-size="12pt" fo:font-style="italic" style:font-size-asian="12pt" style:font-style-asian="italic" style:font-name-complex="Times New Roman1" style:font-size-complex="12pt"/>
    </style:style>
    <style:style style:name="T13" style:family="text">
      <style:text-properties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insert PQ(kind) values("Готовность к защите Родины с оружием в руках");</text:span><text:span text:style-name="T2"> </text:span></text:p>
      <text:p text:style-name="P13"><text:span text:style-name="T2">insert PQ(kind) values("Военно-профессиональная направленность");</text:span></text:p>
      <text:p text:style-name="P13"><text:span text:style-name="T2">insert PQ(kind) values("Прямые внутренние мотивы военно-профессиональной деятельности");</text:span></text:p>
      <text:p text:style-name="P13"><text:span text:style-name="T2">insert PQ(kind) values("Стремление к профессиональному совершенству");</text:span></text:p>
      <text:p text:style-name="P14"><text:span text:style-name="T1">insert PQ(kind) values("Адекватная самооценка</text:span><text:span text:style-name="T2">");</text:span></text:p>
      <text:p text:style-name="P14"><text:span text:style-name="T6">insert PQ(kind) values("Самостоятельность</text:span><text:span text:style-name="T2">");</text:span></text:p>
      <text:p text:style-name="P14"><text:span text:style-name="T6">insert PQ(kind) values("Пунктуальность, педантичность</text:span><text:span text:style-name="T2">");</text:span></text:p>
      <text:p text:style-name="P15"><text:span text:style-name="T6">insert PQ(kind) values("Дисциплинированность</text:span><text:span text:style-name="T2">");</text:span></text:p>
      <text:p text:style-name="P16"><text:span text:style-name="T6">insert PQ(kind) values("Аккуратность в работе</text:span><text:span text:style-name="T2">");</text:span></text:p>
      <text:p text:style-name="P16"><text:span text:style-name="T6">insert PQ(kind) values("Организованность, самодисциплина</text:span><text:span text:style-name="T2">");</text:span></text:p>
      <text:p text:style-name="P16"><text:span text:style-name="T6">insert PQ(kind) values("Старательность, исполнительность</text:span><text:span text:style-name="T2">");</text:span></text:p>
      <text:p text:style-name="P17"><text:span text:style-name="T6"><text:s text:c="4"/>insert PQ(kind) values("Ответственность</text:span><text:span text:style-name="T2">");</text:span></text:p>
      <text:p text:style-name="P16"><text:span text:style-name="T6"><text:s text:c="4"/>insert PQ(kind) values("Трудолюбие");</text:span></text:p>
      <text:p text:style-name="P18"><text:span text:style-name="T6"><text:s text:c="4"/>insert PQ(kind) values("Инициативность</text:span><text:span text:style-name="T2">");</text:span></text:p>
      <text:p text:style-name="P18"><text:span text:style-name="T6"><text:s text:c="4"/>insert PQ(kind) values("Самокритичность</text:span><text:span text:style-name="T2">");</text:span></text:p>
      <text:p text:style-name="P18"><text:span text:style-name="T6"><text:s text:c="4"/>insert PQ(kind) values("Оптимизм, доминирование положительных эмоций</text:span><text:span text:style-name="T2">");</text:span></text:p>
      <text:p text:style-name="P20"><text:span text:style-name="T6"><text:s text:c="4"/>insert PQ(kind) values("Самообладание, эмоциональная уравновешенность, выдержка</text:span><text:span text:style-name="T2">");</text:span></text:p>
      <text:p text:style-name="P20"><text:span text:style-name="T6"><text:s text:c="4"/>insert PQ(kind) values("Самоконтроль, способность к самонаблюдению</text:span><text:span text:style-name="T2">");</text:span></text:p>
      <text:p text:style-name="P20"><text:span text:style-name="T6"><text:s text:c="4"/>insert PQ(kind) values("Предусмотрительность</text:span><text:span text:style-name="T2">");</text:span></text:p>
      <text:p text:style-name="P19"><text:span text:style-name="T6"><text:s text:c="16"/>insert PQ(kind) values("Фрустрационная толерантность</text:span><text:span text:style-name="T2">");</text:span><text:span text:style-name="T6"> </text:span></text:p>
      <text:p text:style-name="P22"><text:span text:style-name="T6"><text:s text:c="4"/>insert PQ(kind) values("Самомобилизующийся тип реакции на препятствия, возникающие на пути к достижению цели</text:span><text:span text:style-name="T2">");</text:span></text:p>
      <text:p text:style-name="P20"><text:span text:style-name="T6"><text:s text:c="4"/>insert PQ(kind) values("Интернальность</text:span><text:span text:style-name="T2">");</text:span><text:span text:style-name="T6"> </text:span></text:p>
      <text:p text:style-name="P20"><text:span text:style-name="T6"><text:s text:c="4"/>insert PQ(kind) values("Экстернальность</text:span><text:span text:style-name="T2">");</text:span></text:p>
      <text:p text:style-name="P20"><text:span text:style-name="T6"><text:s text:c="4"/>insert PQ(kind) values("Интрапунитивность</text:span><text:span text:style-name="T2">");</text:span></text:p>
      <text:p text:style-name="P20"><text:span text:style-name="T6"><text:s text:c="4"/>insert PQ(kind) values("Экстрапунитивность</text:span><text:span text:style-name="T2">");</text:span></text:p>
      <text:p text:style-name="P23"><text:span text:style-name="T6"><text:s text:c="4"/>insert PQ(kind) values("Способность планировать свою деятельность во времени</text:span><text:span text:style-name="T2">");</text:span></text:p>
      <text:p text:style-name="P24"><text:span text:style-name="T6"><text:s text:c="4"/>insert PQ(kind) values("Способность организовывать свою деятельность в условиях большого потока информации и разнообразия поставленных задач</text:span><text:span text:style-name="T2">");</text:span></text:p>
      <text:p text:style-name="P22"><text:span text:style-name="T6"><text:s text:c="4"/>insert PQ(kind) values("Способность брать на себя ответственность за принимаемые решения и действия</text:span><text:span text:style-name="T2">");</text:span></text:p>
      <text:p text:style-name="P23"><text:span text:style-name="T6"><text:s text:c="4"/>insert PQ(kind) values("Способность принимать решение в нестандартных ситуациях</text:span><text:span text:style-name="T2">");</text:span></text:p>
      <text:p text:style-name="P25"><text:span text:style-name="T6"><text:s text:c="10"/>insert PQ(kind) values("Способность рационально действовать в экстремальных ситуациях</text:span><text:span text:style-name="T2">");</text:span></text:p>
      <text:p text:style-name="P25"><text:span text:style-name="T6"><text:s text:c="6"/>insert PQ(kind) values("Способность эффективно действовать (также быстро принимать решения) в условиях дефицита времени</text:span><text:span text:style-name="T2">");</text:span><text:span text:style-name="T6"> <text:s text:c="2"/></text:span></text:p>
      <text:p text:style-name="P13"><text:span text:style-name="T6"><text:s text:c="8"/>insert PQ(kind) values("Способность переносить неприятные ощущения без потрясений</text:span><text:span text:style-name="T2">");</text:span></text:p>
      <text:p text:style-name="P13"><text:span text:style-name="T6"><text:s text:c="13"/>insert PQ(kind) values("Способность аргументировано отстаивать свое мнение</text:span><text:span text:style-name="T2">");</text:span></text:p>
      <text:p text:style-name="P26"><text:span text:style-name="T6"><text:s text:c="5"/>insert PQ(kind) values("Способность к переключениям с одной деятельности на другую</text:span><text:span text:style-name="T2">");</text:span></text:p>
      <text:p text:style-name="P7"><text:span text:style-name="T7">insert PQ(kind) values("Способность преодолевать страх</text:span><text:span text:style-name="T2">");</text:span></text:p>
      <text:p text:style-name="P27"><text:span text:style-name="T6">insert PQ(kind) values("Зрительная оценка размеров предметов</text:span><text:span text:style-name="T2">");</text:span></text:p>
      <text:p text:style-name="P27"><text:span text:style-name="T6">insert PQ(kind) values("Зрительное восприятие расстояний между предметами</text:span><text:span text:style-name="T2">");</text:span></text:p>
      <text:p text:style-name="P27"><text:span text:style-name="T6">insert PQ(kind) values("Глазомер: линейный, угловой, объемный</text:span><text:span text:style-name="T2">");</text:span></text:p>
      <text:p text:style-name="P28"><text:span text:style-name="T6">insert PQ(kind) values("Глазомер динамический</text:span><text:span text:style-name="T2">");</text:span></text:p>
      <text:p text:style-name="P28"><text:span text:style-name="T6">insert PQ(kind) values("Способность к различению фигуры на малоконтрастном фоне");</text:span></text:p>
      <text:p text:style-name="P27"><text:soft-page-break/><text:span text:style-name="T6">insert PQ(kind) values("Способность различать и опознавать замаскированные объекты");</text:span></text:p>
      <text:p text:style-name="P27"><text:span text:style-name="T6">insert PQ(kind) values("Способность к восприятию пространственного соотношения предметов");</text:span></text:p>
      <text:p text:style-name="P27"><text:span text:style-name="T6">insert PQ(kind) values("Точность и оценка направления на источник звука");</text:span></text:p>
      <text:p text:style-name="P27"><text:span text:style-name="T6">insert PQ(kind) values("Способность узнавать и различать ритмы</text:span><text:span text:style-name="T2">");</text:span></text:p>
      <text:p text:style-name="P27"><text:span text:style-name="T6">insert PQ(kind) values("Речевой слух");</text:span></text:p>
      <text:p text:style-name="P31"><text:span text:style-name="T6">insert PQ(kind) values("Различение отрезков времени</text:span><text:span text:style-name="T2">");</text:span></text:p>
      <text:p text:style-name="P29"><text:span text:style-name="T6">insert PQ(kind) values("Способность к распознаванию небольших отклонений параметров технологических процессов от заданных значений </text:span><text:span text:style-name="T11">по визуальным признакам</text:span><text:span text:style-name="T4">");</text:span></text:p>
      <text:p text:style-name="P31"><text:span text:style-name="T6">insert PQ(kind) values("Способность к распознаванию небольших отклонений параметров технологических процессов от заданных значений </text:span><text:span text:style-name="T11">по акустическим признакам</text:span><text:span text:style-name="T4">");</text:span></text:p>
      <text:p text:style-name="P5"><text:span text:style-name="T7">insert PQ(kind) values("Способность к распознаванию небольших отклонений параметров технологических процессов от заданных значений </text:span><text:span text:style-name="T12">по кинестетическим признакам</text:span><text:span text:style-name="T4">");</text:span></text:p>
      <text:p text:style-name="P28"><text:span text:style-name="T6">insert PQ(kind) values("Способность к зрительным представлениям");</text:span></text:p>
      <text:p text:style-name="P28"><text:span text:style-name="T6">insert PQ(kind) values("Способность к пространственному воображению");</text:span></text:p>
      <text:p text:style-name="P4"/>
      <text:p text:style-name="P28"><text:span text:style-name="T6">insert PQ(kind) values("Способность к образному представлению предметов, процессов и явлений");</text:span></text:p>
      <text:p text:style-name="P32"><text:span text:style-name="T6">insert PQ(kind) values("Способность наглядно представлять себе новое явление, ранее, не встречающееся в опыте, или старое, но в новых условиях</text:span><text:span text:style-name="T2">");</text:span></text:p>
      <text:p text:style-name="P48"><text:span text:style-name="T6">insert PQ(kind) values("Способность к переводу образа в словесное описание</text:span><text:span text:style-name="T2">");</text:span></text:p>
      <text:p text:style-name="P6"><text:span text:style-name="T12">insert PQ(kind) values("Способность к воссозданию образа по словесному описанию</text:span><text:span text:style-name="T4">");</text:span></text:p>
      <text:p text:style-name="P28"><text:span text:style-name="T6">insert PQ(kind) values("Аналитичность");</text:span></text:p>
      <text:p text:style-name="P27"><text:span text:style-name="T6"><text:s/>insert PQ(kind) values("Синтетичность");</text:span></text:p>
      <text:p text:style-name="P27"><text:span text:style-name="T6"><text:s text:c="2"/>insert PQ(kind) values("</text:span><text:span text:style-name="T6">Транссонантность</text:span><text:span text:style-name="T2">");</text:span><text:span text:style-name="T6"> </text:span></text:p>
      <text:p text:style-name="P27"><text:span text:style-name="T6"><text:s text:c="3"/>insert PQ(kind) values("Логичность</text:span><text:span text:style-name="T2">");</text:span></text:p>
      <text:p text:style-name="P27"><text:span text:style-name="T6"><text:s text:c="3"/>insert PQ(kind) values("Креативность</text:span><text:span text:style-name="T2">");</text:span></text:p>
      <text:p text:style-name="P35"><text:span text:style-name="T6"><text:s text:c="2"/>insert PQ(kind) values("Оперативность");</text:span></text:p>
      <text:p text:style-name="P36"><text:span text:style-name="T6"><text:s text:c="3"/>insert PQ(kind) values("Предметность</text:span><text:span text:style-name="T2">");</text:span><text:span text:style-name="T6"> </text:span></text:p>
      <text:p text:style-name="P37"><text:span text:style-name="T6"><text:s text:c="3"/>insert PQ(kind) values("Образность");</text:span></text:p>
      <text:p text:style-name="P38"><text:span text:style-name="T6"><text:s text:c="3"/>insert PQ(kind) values("Абстрактность</text:span><text:span text:style-name="T2">");</text:span></text:p>
      <text:p text:style-name="P39"><text:span text:style-name="T6"><text:s text:c="3"/>insert PQ(kind) values("Вербальность");</text:span></text:p>
      <text:p text:style-name="P8"><text:span text:style-name="T12">insert PQ(kind) values("Калькулятивность</text:span><text:span text:style-name="T4">");</text:span></text:p>
      <text:p text:style-name="P33"><text:span text:style-name="T6">insert PQ(kind) values("Энергичность, витальность");</text:span></text:p>
      <text:p text:style-name="P40"><text:span text:style-name="T6"><text:s/>insert PQ(kind) values("Умственная работоспособность</text:span><text:span text:style-name="T2">");</text:span></text:p>
      <text:p text:style-name="P40"><text:span text:style-name="T6"><text:s/>insert PQ(kind) values("Физическая работоспособность");</text:span></text:p>
      <text:p text:style-name="P9"><text:span text:style-name="T2">insert PQ(kind) values("Нервно-эмоциональная устойчивость, в</text:span><text:span text:style-name="T7">ыносливость по отношению к эмоциональным нагрузкам</text:span><text:span text:style-name="T2">");</text:span></text:p>
      <text:p text:style-name="P28"><text:span text:style-name="T6">insert PQ(kind) values("Острота зрения</text:span><text:span text:style-name="T2">");</text:span></text:p>
      <text:p text:style-name="P28"><text:span text:style-name="T6"><text:s/>insert PQ(kind) values("Адаптация зрения к темноте, свету</text:span><text:span text:style-name="T2">");</text:span></text:p>
      <text:p text:style-name="P28"><text:span text:style-name="T6"><text:s/>insert PQ(kind) values("Контрастная чувствительность монохроматического зрения</text:span><text:span text:style-name="T2">");</text:span></text:p>
      <text:p text:style-name="P34"><text:span text:style-name="T6"><text:s/>insert PQ(kind) values("Цветовая дифференциальная чувствительность</text:span><text:span text:style-name="T2">");</text:span></text:p>
      <text:p text:style-name="P34"><text:span text:style-name="T6"><text:s/>insert PQ(kind) values("Устойчивость зрительной чувствительности во времени</text:span><text:span text:style-name="T2">");</text:span></text:p>
      <text:p text:style-name="P34"><text:span text:style-name="T6"><text:s/>insert PQ(kind) values("Острота слуха</text:span><text:span text:style-name="T2">");</text:span></text:p>
      <text:p text:style-name="P34"><text:span text:style-name="T6"><text:s/>insert PQ(kind) values("Контрастная чувствительность слуха</text:span><text:span text:style-name="T2">");</text:span></text:p>
      <text:p text:style-name="P21"><text:span text:style-name="T6"><text:s/>insert PQ(kind) values("Слуховая дифференциальная чувствительность");</text:span></text:p>
      <text:p text:style-name="P41"><text:soft-page-break/><text:span text:style-name="T6"><text:s/>insert PQ(kind) values("Переносимость длительно действующего звукового раздражителя</text:span><text:span text:style-name="T2">");</text:span></text:p>
      <text:p text:style-name="P34"><text:span text:style-name="T6"><text:s/>insert PQ(kind) values("Чувствительность (осязание) пальцев</text:span><text:span text:style-name="T2">");</text:span></text:p>
      <text:p text:style-name="P34"><text:span text:style-name="T6"><text:s/>insert PQ(kind) values("Вибрационная чувствительность</text:span><text:span text:style-name="T2">");</text:span></text:p>
      <text:p text:style-name="P34"><text:span text:style-name="T6"><text:s/>insert PQ(kind) values("Мышечно-суставная чувствительность усилий или сопротивления</text:span><text:span text:style-name="T2">");</text:span></text:p>
      <text:p text:style-name="P34"><text:span text:style-name="T6"><text:s/>insert PQ(kind) values("Ощущение равновесия</text:span><text:span text:style-name="T2">");</text:span></text:p>
      <text:p text:style-name="P34"><text:span text:style-name="T6"><text:s/>insert PQ(kind) values("Ощущение ускорения</text:span><text:span text:style-name="T2">");</text:span></text:p>
      <text:p text:style-name="P34"><text:span text:style-name="T6"><text:s/>insert PQ(kind) values("Обонятельная чувствительность</text:span><text:span text:style-name="T2">");</text:span></text:p>
      <text:p text:style-name="P10"><text:span text:style-name="T7">insert PQ(kind) values("</text:span><text:span text:style-name="T7">Способность узнавать и различать вкусовые ощущения</text:span><text:span text:style-name="T2">");</text:span></text:p>
      <text:p text:style-name="P28"><text:span text:style-name="T6"><text:s/>insert PQ(kind) values("</text:span><text:span text:style-name="T6">Объем внимания");</text:span></text:p>
      <text:p text:style-name="P28"><text:span text:style-name="T6"><text:s/>insert PQ(kind) values("</text:span><text:span text:style-name="T6">Концентрированность внимания</text:span><text:span text:style-name="T2">");</text:span></text:p>
      <text:p text:style-name="P28"><text:span text:style-name="T6"><text:s/>insert PQ(kind) values("Устойчивость внимания во времени</text:span><text:span text:style-name="T2">");</text:span></text:p>
      <text:p text:style-name="P28"><text:span text:style-name="T6"><text:s/>insert PQ(kind) values("Переключаемость внимания");</text:span></text:p>
      <text:p text:style-name="P28"><text:span text:style-name="T6"><text:s/>insert PQ(kind) values("</text:span><text:span text:style-name="T6">Способность к распределению внимания между несколькими объектами или видами деятельности</text:span><text:span text:style-name="T2">");</text:span></text:p>
      <text:p text:style-name="P30"><text:span text:style-name="T6"><text:s/>insert PQ(kind) values("Помехоустойчивость внимания</text:span><text:span text:style-name="T2">");</text:span></text:p>
      <text:p text:style-name="P28"><text:span text:style-name="T6"><text:s/>insert PQ(kind) values("Способность подмечать изменения в окружающей обстановке, не сосредотачивая сознательно на них внимание");</text:span></text:p>
      <text:p text:style-name="P10"><text:span text:style-name="T7">insert PQ(kind) values("Умение подмечать незначительные изменения в исследуемом объекте, в показаниях приборов</text:span><text:span text:style-name="T2">");</text:span></text:p>
      <text:p text:style-name="P28"><text:span text:style-name="T6">insert PQ(kind) values("Способность реагировать на неожиданный зрительный сигнал посредством определённых движений</text:span><text:span text:style-name="T2">");</text:span></text:p>
      <text:p text:style-name="P28"><text:span text:style-name="T6"><text:s/>insert PQ(kind) values("Способность реагировать на неожиданный слуховой сигнал посредством определённых движений</text:span><text:span text:style-name="T2">");</text:span></text:p>
      <text:p text:style-name="P48"><text:span text:style-name="T6"><text:s/>insert PQ(kind) values("Согласованность движений с процессами восприятия (сложноорганизованная деятельность)</text:span><text:span text:style-name="T2">");</text:span></text:p>
      <text:p text:style-name="P47"><text:span text:style-name="T6"><text:s/>insert PQ(kind) values("Способность к сенсомоторному слежению за движущимся объектом</text:span><text:span text:style-name="T2">");</text:span></text:p>
      <text:p text:style-name="P27"><text:span text:style-name="T6"><text:s/>insert PQ(kind) values("</text:span><text:span text:style-name="T6">Способность к выполнению</text:span><text:span text:style-name="T13"> </text:span><text:span text:style-name="T6">мелких точных движений</text:span><text:span text:style-name="T2">");</text:span></text:p>
      <text:p text:style-name="P27"><text:span text:style-name="T6"><text:s/>insert PQ(kind) values("Способность к выполнению</text:span><text:span text:style-name="T13"> </text:span><text:span text:style-name="T6">сложных двигательных действий (актов)</text:span><text:span text:style-name="T2">");</text:span></text:p>
      <text:p text:style-name="P42"><text:span text:style-name="T6"><text:s/>insert PQ(kind) values("Способность к выполнению</text:span><text:span text:style-name="T13"> </text:span><text:span text:style-name="T6">плавных соразмерных движений</text:span><text:span text:style-name="T2">");</text:span></text:p>
      <text:p text:style-name="P27"><text:span text:style-name="T6"><text:s/>insert PQ(kind) values("Координация движений ведущей руки");</text:span></text:p>
      <text:p text:style-name="P27"><text:span text:style-name="T6"><text:s/>insert PQ(kind) values("Координация движений обеих рук");</text:span></text:p>
      <text:p text:style-name="P27"><text:span text:style-name="T6"><text:s/>insert PQ(kind) values("Координация движений рук и ног");</text:span></text:p>
      <text:p text:style-name="P47"><text:span text:style-name="T6"><text:s/>insert PQ(kind) values("Координация работы кистей рук и пальцев");</text:span></text:p>
      <text:p text:style-name="P47"><text:span text:style-name="T6"><text:s/>insert PQ(kind) values("Твердость руки, устойчивость кистей рук (низкий тремор)</text:span><text:span text:style-name="T2">");</text:span></text:p>
      <text:p text:style-name="P43"><text:span text:style-name="T6"><text:s/>insert PQ(kind) values("Умение быстро записывать</text:span><text:span text:style-name="T2">");</text:span></text:p>
      <text:p text:style-name="P43"><text:span text:style-name="T6"><text:s/>insert PQ(kind) values("Красивый почерк</text:span><text:span text:style-name="T2">");</text:span></text:p>
      <text:p text:style-name="P47"><text:span text:style-name="T6"><text:s/>insert PQ(kind) values("Физическая сила");</text:span></text:p>
      <text:p text:style-name="P47"><text:span text:style-name="T6"><text:s/>insert PQ(kind) values("Способность к быстрой выработке сенсомоторных навыков</text:span><text:span text:style-name="T2">");</text:span></text:p>
      <text:p text:style-name="P47"><text:span text:style-name="T6"><text:s/>insert PQ(kind) values("Способность к быстрой перестройке сенсомоторных навыков</text:span><text:span text:style-name="T2">");</text:span></text:p>
      <text:p text:style-name="P10"><text:span text:style-name="T7">insert PQ(kind) values("Пластичность и выразительность движений</text:span><text:span text:style-name="T2">");</text:span></text:p>
      <text:p text:style-name="P49"><text:span text:style-name="T6"><text:s/>insert PQ(kind) values("</text:span><text:span text:style-name="T6">Отсутствие дефектов речи, хорошая дикция");</text:span></text:p>
      <text:p text:style-name="P49"><text:span text:style-name="T6"><text:s/>insert PQ(kind) values("Способность речевого аппарата к интенсивной и длительной работе");</text:span></text:p>
      <text:p text:style-name="P49"><text:span text:style-name="T6"><text:s/>insert PQ(kind) values("Способность к изменению тембра");</text:span></text:p>
      <text:p text:style-name="P10"><text:span text:style-name="T7"><text:s/>insert PQ(kind) values("Способность к изменению силы звучания</text:span><text:span text:style-name="T2">");</text:span></text:p>
      <text:p text:style-name="P10"><text:span text:style-name="T7">insert PQ(kind) values("Переносимость динамических физических нагрузок</text:span><text:span text:style-name="T2">");</text:span></text:p>
      <text:p text:style-name="P44"><text:soft-page-break/><text:span text:style-name="T6"><text:s/>insert PQ(kind) values("Переносимость статических физических нагрузок</text:span><text:span text:style-name="T2">");</text:span></text:p>
      <text:p text:style-name="P45"><text:span text:style-name="T6"><text:s/>insert PQ(kind) values("Быстрый переход из состояния покоя к интенсивной работе</text:span><text:span text:style-name="T2">");</text:span></text:p>
      <text:p text:style-name="P23"><text:span text:style-name="T6"><text:s/>insert PQ(kind) values("Сохранение работоспособности при недостатке сна</text:span><text:span text:style-name="T2">");</text:span></text:p>
      <text:p text:style-name="P23"><text:span text:style-name="T6"><text:s/>insert PQ(kind) values("Сохранение работоспособности при развивающемся утомлении</text:span><text:span text:style-name="T2">");</text:span></text:p>
      <text:p text:style-name="P23"><text:span text:style-name="T6"><text:s/>insert PQ(kind) values("Сохранение бдительности в условиях однообразной деятельности (монотонии)</text:span><text:span text:style-name="T2">");</text:span></text:p>
      <text:p text:style-name="P32"><text:span text:style-name="T6"><text:s/>insert PQ(kind) values("Сохранение бдительности в режиме ожидания");</text:span></text:p>
      <text:p text:style-name="P32"><text:span text:style-name="T6"><text:s/>insert PQ(kind) values("Сохранение работоспособности в некомфортных температурных условиях</text:span><text:span text:style-name="T2">");</text:span></text:p>
      <text:p text:style-name="P32"><text:span text:style-name="T6"><text:s/>insert PQ(kind) values("Сохранение работоспособности в условиях знакопеременных перегрузок");</text:span></text:p>
      <text:p text:style-name="P23"><text:span text:style-name="T6"><text:s/>insert PQ(kind) values("Сохранение работоспособности в условиях воздействия вибрации");</text:span></text:p>
      <text:p text:style-name="P31"><text:span text:style-name="T6"><text:s/>insert PQ(kind) values("Сохранение работоспособности в условиях воздействия разнонаправленных перегрузок");</text:span></text:p>
      <text:p text:style-name="P31"><text:span text:style-name="T6"><text:s/>insert PQ(kind) values("Сохранение работоспособности в условиях гипо(гипер) барометрических колебаний</text:span><text:span text:style-name="T2">");</text:span></text:p>
      <text:p text:style-name="P31"><text:span text:style-name="T6"><text:s/>insert PQ(kind) values("Сохранение работоспособности в условиях пониженного парциального давления кислорода");</text:span></text:p>
      <text:p text:style-name="P31"><text:span text:style-name="T6"><text:s/>insert PQ(kind) values("Сохранение работоспособности в условиях пониженного парциального давления углекислого газа</text:span><text:span text:style-name="T2">");</text:span></text:p>
      <text:p text:style-name="P46"><text:span text:style-name="T6"><text:s/>insert PQ(kind) values("Сохранение работоспособности в условиях ограничения возможностей удовлетворения базовых жизненных потребностей");</text:span></text:p>
      <text:p text:style-name="P31"><text:span text:style-name="T6"><text:s/>insert PQ(kind) values("Сохранение работоспособности в разных природно-климатических условиях</text:span><text:span text:style-name="T2">");</text:span></text:p>
      <text:p text:style-name="P10"><text:span text:style-name="T7">insert PQ(kind) values("Способность переадаптироваться к новым средовым условиям</text:span><text:span text:style-name="T2">");</text:span></text:p>
      <text:p text:style-name="P48"><text:span text:style-name="T6">insert PQ(kind) values("Антропометрические характеристики (в соответствии с требованиями профессии)</text:span><text:span text:style-name="T2">");</text:span></text:p>
      <text:p text:style-name="P48"><text:span text:style-name="T6"><text:s/>insert PQ(kind) values("Особенности телосложения (в соответствии с требованиями профессии)</text:span><text:span text:style-name="T2">");</text:span></text:p>
      <text:p text:style-name="P48"><text:span text:style-name="T6"><text:s/>insert PQ(kind) values("Хорош</text:span><text:span text:style-name="T2">ее общее физическое развитие – выносливость, координированность, сила, быстрота");</text:span></text:p>
      <text:p text:style-name="P11"><text:span text:style-name="T2"><text:s text:c="13"/>insert PQ(kind) values("Физическая подготовленность к воздействию неблагоприятных факторов профессиональной деятельности");</text:span></text:p>
      <text:p text:style-name="P50"><text:span text:style-name="T6"/></text:p>
      <text:p text:style-name="P1"><text:span text:style-name="T6"><text:s/>insert PQ(kind) values("Зрительная долговременная память на лица</text:span><text:span text:style-name="T10">");</text:span></text:p>
      <text:p text:style-name="P2"><text:span text:style-name="T6"><text:s text:c="13"/>insert PQ(kind) values("Зрительная долговременная память на образы предметного мира</text:span><text:span text:style-name="T10">");</text:span></text:p>
      <text:p text:style-name="P1"><text:span text:style-name="T6"><text:s/>insert PQ(kind) values("Зрительная долговременная память на условные обозначения (знаки, символы, планы, схемы, графики)</text:span><text:span text:style-name="T10">");</text:span></text:p>
      <text:p text:style-name="P3"><text:span text:style-name="T6"><text:s/>insert PQ(kind) values("Зрительная долговременная память на цифры, даты</text:span><text:span text:style-name="T10">");</text:span></text:p>
      <text:p text:style-name="P3"><text:span text:style-name="T6"><text:s/>insert PQ(kind) values("Зрительная долговременная память на слова и фразы</text:span><text:span text:style-name="T10">");</text:span></text:p>
      <text:p text:style-name="P3"><text:span text:style-name="T6"><text:s/>insert PQ(kind) values("Зрительная долговременная память на семантику текста</text:span><text:span text:style-name="T10">");</text:span></text:p>
      <text:p text:style-name="P51"><text:span text:style-name="T6"/></text:p>
      <text:p text:style-name="P3"><text:span text:style-name="T6"><text:s/>insert PQ(kind) values("Зрительная оперативная память на лица</text:span><text:span text:style-name="T10">");</text:span></text:p>
      <text:p text:style-name="P3"><text:span text:style-name="T6"><text:s/>insert PQ(kind) values("Зрительная оперативная память на образы предметного мира</text:span><text:span text:style-name="T10">");</text:span></text:p>
      <text:p text:style-name="P3"><text:span text:style-name="T6"><text:s/>insert PQ(kind) values("Зрительная оперативная память на</text:span><text:span text:style-name="T13"> </text:span><text:span text:style-name="T6">условные обозначения (знаки, символы, планы, схемы, графики)</text:span><text:span text:style-name="T10">");</text:span></text:p>
      <text:p text:style-name="P3"><text:span text:style-name="T6"><text:s/>insert PQ(kind) values("Зрительная оперативная память на</text:span><text:span text:style-name="T13"> </text:span><text:span text:style-name="T6">цифры, <text:s/>даты</text:span><text:span text:style-name="T10">");</text:span></text:p>
      <text:p text:style-name="P3"><text:span text:style-name="T6"><text:s/>insert PQ(kind) values("Зрительная оперативная память на слова и фразы</text:span><text:span text:style-name="T10">");</text:span></text:p>
      <text:p text:style-name="P3"><text:soft-page-break/><text:span text:style-name="T6"><text:s/>insert PQ(kind) values("Зрительная оперативная память на семантику текста</text:span><text:span text:style-name="T10">");</text:span></text:p>
      <text:p text:style-name="P3"><text:span text:style-name="T6"><text:s/>insert PQ(kind) values("Слуховая долговременная память на голоса</text:span><text:span text:style-name="T10">");</text:span></text:p>
      <text:p text:style-name="P3"><text:span text:style-name="T6"><text:s/>insert PQ(kind) values("Слуховая долговременная память на цифры</text:span><text:span text:style-name="T10">");</text:span></text:p>
      <text:p text:style-name="P3"><text:span text:style-name="T6"><text:s/>insert PQ(kind) values("Слуховая долговременная память на условные сигналы</text:span><text:span text:style-name="T10">");</text:span></text:p>
      <text:p text:style-name="P3"><text:span text:style-name="T6"><text:s/>insert PQ(kind) values("Слуховая долговременная память на мелодии</text:span><text:span text:style-name="T10">");</text:span></text:p>
      <text:p text:style-name="P3"><text:span text:style-name="T6"><text:s/>insert PQ(kind) values("Слуховая долговременная память на семантику сообщений</text:span><text:span text:style-name="T10">");</text:span></text:p>
      <text:p text:style-name="P3"><text:span text:style-name="T6"><text:s/>insert PQ(kind) values("Слуховая оперативная память на цифры</text:span><text:span text:style-name="T10">");</text:span></text:p>
      <text:p text:style-name="P3"><text:span text:style-name="T6"><text:s/>insert PQ(kind) values("Слуховая оперативная память на семантику сообщений</text:span><text:span text:style-name="T10">");</text:span></text:p>
      <text:p text:style-name="P3"><text:span text:style-name="T6"><text:s/>insert PQ(kind) values("Кинестетическая (моторная) память на простые движения</text:span><text:span text:style-name="T10">");</text:span></text:p>
      <text:p text:style-name="P3"><text:span text:style-name="T6"><text:s/>insert PQ(kind) values("Кинестетическая (моторная) память на сложные движения</text:span><text:span text:style-name="T10">");</text:span></text:p>
      <text:p text:style-name="P3"><text:span text:style-name="T6"><text:s/>insert PQ(kind) values("Кинестетическая (моторная) память на положение и перемещение тела в пространстве</text:span><text:span text:style-name="T10">");</text:span></text:p>
      <text:p text:style-name="P3"><text:span text:style-name="T6"><text:s text:c="57"/>insert PQ(kind) values("Тактильная память</text:span><text:span text:style-name="T10">");</text:span></text:p>
      <text:p text:style-name="P51"><text:span text:style-name="T6">insert PQ(kind) values("Обонятельная память</text:span><text:span text:style-name="T10">");</text:span></text:p>
      <text:p text:style-name="P12"><text:span text:style-name="T8"><text:s text:c="54"/>insert PQ(kind) values("Вкусовая память</text:span><text:span text:style-name="T9">"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638in" fo:margin-right="0.785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7:58:41.511981804</meta:creation-date>
    <dc:date>2023-02-26T18:55:39.077122415</dc:date>
    <meta:editing-duration>PT23M36S</meta:editing-duration>
    <meta:editing-cycles>1</meta:editing-cycles>
    <meta:document-statistic meta:table-count="0" meta:image-count="0" meta:object-count="0" meta:page-count="5" meta:paragraph-count="162" meta:word-count="1138" meta:character-count="12347" meta:non-whitespace-character-count="10994"/>
    <meta:generator>LibreOffice/7.3.7.2$Linux_X86_64 LibreOffice_project/30$Build-2</meta:generator>
  </office:meta>
</office:document-meta>
</file>